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5.2pt"/>
    </style:style>
    <style:style style:name="co5" style:family="table-column">
      <style:table-column-properties fo:break-before="auto" style:column-width="412.2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Work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 quee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 morph into a hive queen (Even when not on shroud)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Xirko Creep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anzok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Improved spore-rifles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Floating Ey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anzok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isible when standing still and is a detector (Not a flying unit)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Rava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zok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Organic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3:36:51.384131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8H46M26S</meta:editing-duration>
    <meta:editing-cycles>108</meta:editing-cycles>
    <meta:generator>LibreOffice/5.0.3.2$Linux_X86_64 LibreOffice_project/00m0$Build-2</meta:generator>
    <dc:date>2016-03-12T05:05:34.594585174</dc:date>
    <dc:creator>Chobo 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